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23cb" officeooo:paragraph-rsid="000923c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923cb" officeooo:paragraph-rsid="000923c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759f" officeooo:paragraph-rsid="0009759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T1" style:family="text">
      <style:text-properties officeooo:rsid="0009759f"/>
    </style:style>
    <style:style style:name="T2" style:family="text">
      <style:text-properties officeooo:rsid="00111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écification technique</text:p>
      <text:p text:style-name="P1"/>
      <text:p text:style-name="P5">Projet « Navigateur PHP »</text:p>
      <text:p text:style-name="P1"/>
      <text:p text:style-name="P1"/>
      <text:p text:style-name="P6">1. Hébergement du projet</text:p>
      <text:p text:style-name="P2"/>
      <text:p text:style-name="P2">Le projet est hébergé sur Git dans le repository suivant :</text:p>
      <text:p text:style-name="P2"><text:a xlink:type="simple" xlink:href="https://github.com/dclchrislfrakkass/Navigateur_PHP" office:target-frame-name="_blank" xlink:show="new" text:style-name="Internet_20_link" text:visited-style-name="Visited_20_Internet_20_Link">https://github.com/dclchrislfrakkass/Navigateur_PHP</text:a></text:p>
      <text:p text:style-name="P2"/>
      <text:p text:style-name="P2">avec l’arborescence suivante :</text:p>
      <text:p text:style-name="P2">- documentation</text:p>
      <text:p text:style-name="P2">- source</text:p>
      <text:p text:style-name="P2"/>
      <text:p text:style-name="P8">2. Choix technologique<text:span text:style-name="T2">s</text:span></text:p>
      <text:p text:style-name="P2"/>
      <text:p text:style-name="P4">Langages : <text:s/>HTML, CSS , PHP et AJAX</text:p>
      <text:p text:style-name="P4">Serveur HTTP APACHE sur serveur Ubuntu</text:p>
      <text:p text:style-name="P2"/>
      <text:p text:style-name="P2"/>
      <text:p text:style-name="P7">3. Les différentes phases du projet</text:p>
      <text:p text:style-name="P3"/>
      <text:p text:style-name="P4">La première phase du projet consiste à afficher le contenu d’un dossier du serveur.</text:p>
      <text:p text:style-name="P2">Le projet est codé dans un premier temps en PHP.</text:p>
      <text:p text:style-name="P2">Il tournera sur un serveur local APACHE</text:p>
      <text:p text:style-name="P2"/>
      <text:p text:style-name="P2">Dans un deuxième temps <text:span text:style-name="T1">le téléchargement et l’affichage seront gérés en AJAX.</text:span></text:p>
      <text:p text:style-name="P6"/>
      <text:p text:style-name="P6">3. Jeu de test</text:p>
      <text:p text:style-name="P2"/>
      <text:p text:style-name="P2">Le jeu de test sous forme du contenu du répertoire sera fourni par le coach form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1-12T15:13:35.108285417</dc:date>
    <meta:editing-duration>PT15M55S</meta:editing-duration>
    <meta:editing-cycles>5</meta:editing-cycles>
    <meta:document-statistic meta:table-count="0" meta:image-count="0" meta:object-count="0" meta:page-count="1" meta:paragraph-count="18" meta:word-count="117" meta:character-count="712" meta:non-whitespace-character-count="612"/>
  </office:meta>
</office:document-meta>
</file>